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0e2a0f" officeooo:paragraph-rsid="000e2a0f"/>
    </style:style>
    <style:style style:name="P3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font-size="14pt" fo:font-style="italic" fo:font-weight="normal" officeooo:rsid="0010d146" officeooo:paragraph-rsid="0010d146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justify" style:justify-single-word="false"/>
      <style:text-properties officeooo:paragraph-rsid="000c4d51"/>
    </style:style>
    <style:style style:name="P6" style:family="paragraph" style:parent-style-name="Standard">
      <style:text-properties officeooo:rsid="0020c7a7" officeooo:paragraph-rsid="000c4d51"/>
    </style:style>
    <style:style style:name="P7" style:family="paragraph" style:parent-style-name="Text_20_body" style:list-style-name="L1"/>
    <style:style style:name="P8" style:family="paragraph" style:parent-style-name="Standard" style:list-style-name="L1">
      <style:text-properties style:font-name="Times New Roman" fo:font-size="12pt" fo:font-style="normal" fo:font-weight="normal" officeooo:rsid="000e2a0f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text-properties style:font-name="Times New Roman" fo:font-size="12pt" fo:font-style="normal" fo:font-weight="normal" officeooo:paragraph-rsid="000e2a0f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fe3f0"/>
    </style:style>
    <style:style style:name="T2" style:family="text">
      <style:text-properties officeooo:rsid="00122464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2">Inserimento questionario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6">Giovanni : Delegato Questionari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39635095" text:style-name="L1">
              <text:list-item>
                <text:p text:style-name="P8">Giovanni vuole inserire un piccolissimo questionario sugli eventi organizzati dall'asilo Mazzetti</text:p>
                <text:list>
                  <text:list-item>
                    <text:list>
                      <text:list-item>
                        <text:p text:style-name="P7">Il sistema mostra la finestra Homepage </text:p>
                      </text:list-item>
                    </text:list>
                  </text:list-item>
                </text:list>
              </text:list-item>
              <text:list-item>
                <text:p text:style-name="P7">Giovanni clicca sulla voce Questionari </text:p>
                <text:list>
                  <text:list-item>
                    <text:list>
                      <text:list-item>
                        <text:p text:style-name="P7">Il sistema mostra all ' utente la finestra dei Questionari</text:p>
                      </text:list-item>
                    </text:list>
                  </text:list-item>
                </text:list>
              </text:list-item>
              <text:list-item>
                <text:p text:style-name="P7">Giovanni clicca sulla voce Inserisci nuovo Questionario</text:p>
                <text:list>
                  <text:list-item>
                    <text:list>
                      <text:list-item>
                        <text:p text:style-name="P7">Il sistema mostra all' utente la finestra di Inserimento Questionari</text:p>
                      </text:list-item>
                    </text:list>
                  </text:list-item>
                </text:list>
              </text:list-item>
              <text:list-item>
                <text:p text:style-name="P10">Giovanni inserisce ne<text:span text:style-name="T1">i </text:span>camp<text:span text:style-name="T1">i</text:span> apposit<text:span text:style-name="T1">i</text:span> il nome del questionario “Questionario di metà anno 2012/2013” e la seguente domanda aperta “Gli eventi svolti dall'asilo Mazzetti vi sono sembrati utili a scopi didattici?”. Giovanni inserisce inoltre la data di inizio del questionario 20/10/2012 e la data di scadenza di quest'ultimo 30/11/2012</text:p>
              </text:list-item>
              <text:list-item>
                <text:p text:style-name="P10">Giovanni sottomette il questionario</text:p>
                <text:list>
                  <text:list-item>
                    <text:list>
                      <text:list-item>
                        <text:p text:style-name="P9">Il sistema mostra all' utente il messaggio ''Inserimento riuscito'' 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4">Scenario N°<text:span text:style-name="T2">5:</text:span> <text:s text:c="2"/>Inserimento questionario da parte del Delega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0T10:49:39.70</meta:creation-date>
    <meta:editing-duration>P0D</meta:editing-duration>
    <meta:editing-cycles>6</meta:editing-cycles>
    <meta:generator>LibreOffice/3.6$Windows_x86 LibreOffice_project/da8c1e6-fd468f4-454e206-f42a4a9-143cfd</meta:generator>
    <dc:date>2012-10-22T19:50:42.57</dc:date>
    <meta:document-statistic meta:table-count="1" meta:image-count="0" meta:object-count="0" meta:page-count="1" meta:paragraph-count="15" meta:word-count="143" meta:character-count="995" meta:non-whitespace-character-count="870"/>
  </office:meta>
</office:document-meta>
</file>